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3.75cm" fo:min-width="0.2cm"/>
    </style:style>
    <style:style style:name="gr3" style:family="graphic" style:parent-style-name="measure" style:list-style-name="L1">
      <style:graphic-properties draw:textarea-vertical-align="middle" draw:line-distance="1.36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6.1cm"/>
    </style:style>
    <style:style style:name="gr5" style:family="graphic" style:parent-style-name="measure" style:list-style-name="L1">
      <style:graphic-properties draw:textarea-vertical-align="middle" draw:line-distance="1.4cm" draw:placing="below"/>
    </style:style>
    <style:style style:name="gr6" style:family="graphic" style:parent-style-name="measure" style:list-style-name="L1">
      <style:graphic-properties draw:textarea-vertical-align="middle" draw:line-distance="2.7cm"/>
    </style:style>
    <style:style style:name="gr7" style:family="graphic" style:parent-style-name="measure" style:list-style-name="L1">
      <style:graphic-properties draw:textarea-vertical-align="middle" draw:line-distance="1.2cm"/>
    </style:style>
    <style:style style:name="gr8" style:family="graphic" style:parent-style-name="measure" style:list-style-name="L1">
      <style:graphic-properties draw:textarea-vertical-align="middle" draw:line-distance="1.3cm" draw:placing="below"/>
    </style:style>
    <style:style style:name="gr9" style:family="graphic" style:parent-style-name="measure" style:list-style-name="L1">
      <style:graphic-properties draw:textarea-vertical-align="middle" draw:line-distance="2.6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25%" draw:textarea-horizontal-align="justify" draw:textarea-vertical-align="middle" draw:auto-grow-height="false" fo:min-height="13.75cm" fo:min-width="7.5cm" draw:shadow-opacity="25%"/>
    </style:style>
    <style:style style:name="gr12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25%" draw:textarea-horizontal-align="justify" draw:textarea-vertical-align="middle" draw:auto-grow-height="false" fo:min-height="13.75cm" fo:min-width="0cm" draw:shadow-opacity="25%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4" style:family="graphic" style:parent-style-name="measure" style:list-style-name="L1">
      <style:graphic-properties draw:textarea-vertical-align="middle" draw:line-distance="1.4cm" draw:placing="below"/>
    </style:style>
    <style:style style:name="gr15" style:family="graphic" style:parent-style-name="measure" style:list-style-name="L1">
      <style:graphic-properties draw:textarea-vertical-align="middle" draw:line-distance="1.5cm" draw:placing="below"/>
    </style:style>
    <style:style style:name="gr16" style:family="graphic" style:parent-style-name="measure" style:list-style-name="L1">
      <style:graphic-properties draw:textarea-vertical-align="middle" draw:line-distance="1.4cm" draw:placing="below"/>
    </style:style>
    <style:style style:name="gr17" style:family="graphic" style:parent-style-name="measure" style:list-style-name="L1">
      <style:graphic-properties draw:textarea-vertical-align="middle" draw:line-distance="3cm" draw:placing="below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hatch" draw:fill-hatch-name="Black_20_45_20_Degrees" draw:fill-hatch-solid="false" draw:opacity="25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2" draw:layer="measurelines" svg:x1="16.401cm" svg:y1="9.8cm" svg:x2="17.101cm" svg:y2="9.8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3" draw:layer="layout" svg:width="0.7cm" svg:height="24cm" svg:x="9.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7cm" svg:height="24cm" svg:x="16.4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" draw:text-style-name="P4" draw:layer="layout" svg:x1="9.1cm" svg:y1="8.966cm" svg:x2="17.1cm" svg:y2="8.966cm">
          <text:p text:style-name="P4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3" draw:layer="layout" svg:width="6.6cm" svg:height="0.7cm" svg:x="9.8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6cm" svg:height="0.7cm" svg:x="9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" draw:text-style-name="P2" draw:layer="layout" svg:x1="9.101cm" svg:y1="9.8cm" svg:x2="9.801cm" svg:y2="9.8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4" draw:layer="layout" svg:x1="16.4cm" svg:y1="24cm" svg:x2="16.4cm" svg:y2="23.3cm">
          <text:p text:style-name="P4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4" draw:layer="layout" svg:x1="16.4cm" svg:y1="23.3cm" svg:x2="16.4cm" svg:y2="33.8cm">
          <text:p text:style-name="P4"><text:span text:style-name="T1"><text:measure text:kind="gap"/></text:span><text:span text:style-name="T1"><text:measure text:kind="value">10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4" draw:layer="layout" svg:x1="9.8cm" svg:y1="9.6cm" svg:x2="16.4cm" svg:y2="9.6cm">
          <text:p text:style-name="P4"><text:span text:style-name="T1"><text:measure text:kind="gap"/></text:span><text:span text:style-name="T1"><text:measure text:kind="value">6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8" draw:text-style-name="P4" draw:layer="layout" svg:x1="17.1cm" svg:y1="10cm" svg:x2="17.1cm" svg:y2="9.8cm">
          <text:p text:style-name="P4"><text:span text:style-name="T1"><text:measure text:kind="gap"/></text:span><text:span text:style-name="T1"><text:measure text:kind="value">2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9" draw:text-style-name="P4" draw:layer="layout" svg:x1="17.1cm" svg:y1="9.8cm" svg:x2="17.1cm" svg:y2="33.8cm">
          <text:p text:style-name="P4"><text:span text:style-name="T1"><text:measure text:kind="gap"/></text:span><text:span text:style-name="T1"><text:measure text:kind="value">24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frame draw:style-name="gr10" draw:text-style-name="P5" draw:layer="layout" svg:width="5.2cm" svg:height="3.806cm" svg:x="10.7cm" svg:y="14.2cm">
          <draw:text-box>
            <text:p>Bretter hier draufschrauben, <text:s/>so dass sie die Fläche über den Balken ausfüllen</text:p>
          </draw:text-box>
        </draw:frame>
        <draw:custom-shape draw:style-name="gr11" draw:text-style-name="P6" draw:layer="layout" svg:width="8cm" svg:height="14cm" svg:x="9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7cm" svg:height="24cm" svg:x="24.6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2cm" svg:height="14cm" svg:x="24.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132cm" svg:height="0.132cm" svg:x="24.884cm" svg:y="30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4" draw:text-style-name="P4" draw:layer="layout" svg:x1="24.856cm" svg:y1="30.866cm" svg:x2="24.856cm" svg:y2="30.728cm">
          <text:p text:style-name="P4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1" draw:text-style-name="P2" draw:layer="layout" svg:x1="24.6cm" svg:y1="30.9cm" svg:x2="24.95cm" svg:y2="30.901cm">
          <text:p text:style-name="P1"><text:span text:style-name="T1"><text:measure text:kind="gap"/></text:span><text:span text:style-name="T1"><text:measure text:kind="value">3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5" draw:text-style-name="P4" draw:layer="layout" svg:x1="25.052cm" svg:y1="30.8cm" svg:x2="25.052cm" svg:y2="33.8cm">
          <text:p text:style-name="P4"><text:span text:style-name="T1"><text:measure text:kind="gap"/></text:span><text:span text:style-name="T1"><text:measure text:kind="value">3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3" draw:text-style-name="P3" draw:layer="layout" svg:width="0.132cm" svg:height="0.132cm" svg:x="24.891cm" svg:y="12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6" draw:text-style-name="P4" draw:layer="layout" svg:x1="24.863cm" svg:y1="12.866cm" svg:x2="24.863cm" svg:y2="12.728cm">
          <text:p text:style-name="P4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1" draw:text-style-name="P2" draw:layer="layout" svg:x1="24.6cm" svg:y1="12.9cm" svg:x2="24.957cm" svg:y2="12.901cm">
          <text:p text:style-name="P1"><text:span text:style-name="T1"><text:measure text:kind="gap"/></text:span><text:span text:style-name="T1">3,5 </text:span><text:span text:style-name="T1"><text:measure text:kind="unit">cm</text:measure></text:span><text:span text:style-name="T1"><text:measure text:kind="gap"/></text:span></text:p>
        </draw:measure>
        <draw:measure draw:style-name="gr17" draw:text-style-name="P4" draw:layer="layout" svg:x1="25.055cm" svg:y1="12.8cm" svg:x2="25.055cm" svg:y2="33.8cm">
          <text:p text:style-name="P4"><text:span text:style-name="T1"><text:measure text:kind="gap"/></text:span><text:span text:style-name="T1"><text:measure text:kind="value">2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08-03T19:53:52.045772088</dc:date>
    <dc:creator>christian </dc:creator>
    <meta:editing-duration>PT2H23M1S</meta:editing-duration>
    <meta:editing-cycles>6</meta:editing-cycles>
    <meta:generator>LibreOffice/5.0.3.2$Linux_X86_64 LibreOffice_project/00m0$Build-2</meta:generator>
    <meta:document-statistic meta:object-count="24"/>
  </office:meta>
</office:document-meta>
</file>